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2">
      <style:paragraph-properties fo:margin-top="0in" fo:margin-bottom="0in" style:contextual-spacing="false"/>
    </style:style>
    <style:style style:name="P17" style:family="paragraph" style:parent-style-name="Text_20_body" style:list-style-name="L13"/>
    <style:style style:name="P18" style:family="paragraph" style:parent-style-name="Text_20_body" style:list-style-name="L1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roject Structure:</text:h>
      <text:p text:style-name="Text_20_body">Flask projects usually have a structure that separates different parts of the application, making it organized and easier to manage.</text:p>
      <text:p text:style-name="P1"/>
      <text:p text:style-name="Preformatted_20_Text"><text:span text:style-name="Source_20_Text">my_flask_app/</text:span></text:p>
      <text:p text:style-name="Preformatted_20_Text"><text:span text:style-name="Source_20_Text">│</text:span></text:p>
      <text:p text:style-name="Preformatted_20_Text"><text:span text:style-name="Source_20_Text">├── app/</text:span></text:p>
      <text:p text:style-name="Preformatted_20_Text"><text:span text:style-name="Source_20_Text">│ <text:s text:c="2"/>├── __init__.py</text:span></text:p>
      <text:p text:style-name="Preformatted_20_Text"><text:span text:style-name="Source_20_Text">│ <text:s text:c="2"/>├── routes.py</text:span></text:p>
      <text:p text:style-name="Preformatted_20_Text"><text:span text:style-name="Source_20_Text">│ <text:s text:c="2"/>├── views.py</text:span></text:p>
      <text:p text:style-name="Preformatted_20_Text"><text:span text:style-name="Source_20_Text">│ <text:s text:c="2"/>├── templates/</text:span></text:p>
      <text:p text:style-name="Preformatted_20_Text"><text:span text:style-name="Source_20_Text">│ <text:s text:c="2"/>└── static/</text:span></text:p>
      <text:p text:style-name="Preformatted_20_Text"><text:span text:style-name="Source_20_Text">├── config.py</text:span></text:p>
      <text:p text:style-name="P1"><text:span text:style-name="Source_20_Text">└── run.py</text:span></text:p>
      <text:list text:style-name="L13">
        <text:list-item>
          <text:p text:style-name="P17"><text:span text:style-name="Strong_20_Emphasis"><text:span text:style-name="Source_20_Text">app/</text:span></text:span>: This directory contains the core of your Flask application.</text:p>
          <text:list>
            <text:list-item>
              <text:p text:style-name="P18"><text:span text:style-name="Strong_20_Emphasis"><text:span text:style-name="Source_20_Text">__init__.py</text:span></text:span>: This file initializes your Flask application using the application factory pattern.</text:p>
            </text:list-item>
            <text:list-item>
              <text:p text:style-name="P18"><text:span text:style-name="Strong_20_Emphasis"><text:span text:style-name="Source_20_Text">routes.py</text:span></text:span>: Here, you define the routes for your application, which are the different URLs that users can visit.</text:p>
            </text:list-item>
            <text:list-item>
              <text:p text:style-name="P18"><text:span text:style-name="Strong_20_Emphasis"><text:span text:style-name="Source_20_Text">views.py</text:span></text:span>: This is where you define the views, which are Python functions that handle requests and return responses.</text:p>
            </text:list-item>
            <text:list-item>
              <text:p text:style-name="P18"><text:span text:style-name="Strong_20_Emphasis"><text:span text:style-name="Source_20_Text">templates/</text:span></text:span>: This directory holds HTML templates for rendering dynamic content.</text:p>
            </text:list-item>
            <text:list-item>
              <text:p text:style-name="P18"><text:span text:style-name="Strong_20_Emphasis"><text:span text:style-name="Source_20_Text">static/</text:span></text:span>: This directory stores static files like CSS stylesheets and JavaScript files.</text:p>
            </text:list-item>
          </text:list>
        </text:list-item>
        <text:list-item>
          <text:p text:style-name="P17"><text:span text:style-name="Strong_20_Emphasis"><text:span text:style-name="Source_20_Text">config.py</text:span></text:span>: This file contains configuration settings for your application, such as database connections or secret keys.</text:p>
        </text:list-item>
        <text:list-item>
          <text:p text:style-name="P17"><text:span text:style-name="Strong_20_Emphasis"><text:span text:style-name="Source_20_Text">run.py</text:span></text:span>: This script creates and runs your Flask application.</text:p>
        </text:list-item>
      </text:list>
      <text:h text:style-name="Heading_20_3" text:outline-level="3">Application Factory Pattern:</text:h>
      <text:p text:style-name="Text_20_body">The application factory pattern is a design pattern used to create instances of your Flask application. It makes configuration and testing easier.</text:p>
      <text:p text:style-name="P1">python</text:p>
      <text:p text:style-name="Preformatted_20_Text"><text:span text:style-name="Source_20_Text">from flask import Flask</text:span></text:p>
      <text:p text:style-name="Preformatted_20_Text"><text:span text:style-name="Source_20_Text">from config import Config</text:span></text:p>
      <text:p text:style-name="Preformatted_20_Text"/>
      <text:p text:style-name="Preformatted_20_Text"><text:span text:style-name="Source_20_Text">def create_app():</text:span></text:p>
      <text:p text:style-name="Preformatted_20_Text"><text:span text:style-name="Source_20_Text"><text:s text:c="4"/>app = Flask(__name__)</text:span></text:p>
      <text:p text:style-name="Preformatted_20_Text"><text:span text:style-name="Source_20_Text"><text:s text:c="4"/>app.config.from_object(Config)</text:span></text:p>
      <text:p text:style-name="Preformatted_20_Text"/>
      <text:p text:style-name="Preformatted_20_Text"><text:span text:style-name="Source_20_Text"><text:s text:c="4"/># Register blueprints, middleware, etc.</text:span></text:p>
      <text:p text:style-name="Preformatted_20_Text"/>
      <text:p text:style-name="P1"><text:span text:style-name="Source_20_Text"><text:s text:c="4"/>return app</text:span></text:p>
      <text:h text:style-name="Heading_20_3" text:outline-level="3"><text:soft-page-break/>Routes:</text:h>
      <text:p text:style-name="Text_20_body">Routes are URLs that users can visit in your application. You define routes using decorators like <text:span text:style-name="Source_20_Text">@app.route()</text:span>.</text:p>
      <text:p text:style-name="P1">python</text:p>
      <text:p text:style-name="Preformatted_20_Text"><text:span text:style-name="Source_20_Text">from app import app</text:span></text:p>
      <text:p text:style-name="Preformatted_20_Text"/>
      <text:p text:style-name="Preformatted_20_Text"><text:span text:style-name="Source_20_Text">@app.route('/')</text:span></text:p>
      <text:p text:style-name="Preformatted_20_Text"><text:span text:style-name="Source_20_Text">def index():</text:span></text:p>
      <text:p text:style-name="P1"><text:span text:style-name="Source_20_Text"><text:s text:c="4"/>return 'Hello, World!'</text:span></text:p>
      <text:h text:style-name="Heading_20_3" text:outline-level="3">Views:</text:h>
      <text:p text:style-name="Text_20_body">Views are Python functions that handle HTTP requests and return responses. They can render templates or return JSON responses.</text:p>
      <text:p text:style-name="P1">python</text:p>
      <text:p text:style-name="Preformatted_20_Text"><text:span text:style-name="Source_20_Text">from flask import render_template</text:span></text:p>
      <text:p text:style-name="Preformatted_20_Text"/>
      <text:p text:style-name="Preformatted_20_Text"><text:span text:style-name="Source_20_Text">@app.route('/hello')</text:span></text:p>
      <text:p text:style-name="Preformatted_20_Text"><text:span text:style-name="Source_20_Text">def hello():</text:span></text:p>
      <text:p text:style-name="P1"><text:span text:style-name="Source_20_Text"><text:s text:c="4"/>return render_template('hello.html')</text:span></text:p>
      <text:h text:style-name="Heading_20_3" text:outline-level="3">Templates:</text:h>
      <text:p text:style-name="Text_20_body">Templates are HTML files with placeholders for dynamic content. They allow you to generate HTML dynamically based on data from your views.</text:p>
      <text:p text:style-name="P1">html</text:p>
      <text:p text:style-name="Preformatted_20_Text"><text:span text:style-name="Source_20_Text">&lt;!-- hello.html --&gt;</text:span></text:p>
      <text:p text:style-name="Preformatted_20_Text"><text:span text:style-name="Source_20_Text">&lt;!DOCTYPE html&gt;</text:span></text:p>
      <text:p text:style-name="Preformatted_20_Text"><text:span text:style-name="Source_20_Text">&lt;html&gt;</text:span></text:p>
      <text:p text:style-name="Preformatted_20_Text"><text:span text:style-name="Source_20_Text">&lt;head&gt;</text:span></text:p>
      <text:p text:style-name="Preformatted_20_Text"><text:span text:style-name="Source_20_Text"><text:s text:c="4"/>&lt;title&gt;Hello&lt;/title&gt;</text:span></text:p>
      <text:p text:style-name="Preformatted_20_Text"><text:span text:style-name="Source_20_Text">&lt;/head&gt;</text:span></text:p>
      <text:p text:style-name="Preformatted_20_Text"><text:span text:style-name="Source_20_Text">&lt;body&gt;</text:span></text:p>
      <text:p text:style-name="Preformatted_20_Text"><text:span text:style-name="Source_20_Text"><text:s text:c="4"/>&lt;h1&gt;Hello, {{ name }}&lt;/h1&gt;</text:span></text:p>
      <text:p text:style-name="Preformatted_20_Text"><text:span text:style-name="Source_20_Text">&lt;/body&gt;</text:span></text:p>
      <text:p text:style-name="P1"><text:span text:style-name="Source_20_Text">&lt;/html&gt;</text:span></text:p>
      <text:h text:style-name="Heading_20_3" text:outline-level="3">Static Files:</text:h>
      <text:p text:style-name="Text_20_body">Static files like CSS stylesheets and JavaScript files are served using the <text:span text:style-name="Source_20_Text">static</text:span> directory. Flask automatically serves files from this directory.</text:p>
      <text:h text:style-name="Heading_20_3" text:outline-level="3">Request Handling:</text:h>
      <text:p text:style-name="Text_20_body">You can access data from HTTP requests using the <text:span text:style-name="Source_20_Text">request</text:span> object. For example, to access form data submitted via a POST request:</text:p>
      <text:p text:style-name="P1"><text:soft-page-break/>python</text:p>
      <text:p text:style-name="Preformatted_20_Text"><text:span text:style-name="Source_20_Text">from flask import request</text:span></text:p>
      <text:p text:style-name="Preformatted_20_Text"/>
      <text:p text:style-name="Preformatted_20_Text"><text:span text:style-name="Source_20_Text">@app.route('/submit', methods=['POST'])</text:span></text:p>
      <text:p text:style-name="Preformatted_20_Text"><text:span text:style-name="Source_20_Text">def submit():</text:span></text:p>
      <text:p text:style-name="Preformatted_20_Text"><text:span text:style-name="Source_20_Text"><text:s text:c="4"/>data = request.form['data']</text:span></text:p>
      <text:p text:style-name="P1"><text:span text:style-name="Source_20_Text"><text:s text:c="4"/># Process data</text:span></text:p>
      <text:h text:style-name="Heading_20_3" text:outline-level="3">Response Handling:</text:h>
      <text:p text:style-name="Text_20_body">You can return responses using functions like <text:span text:style-name="Source_20_Text">render_template()</text:span> or by creating a custom response using the <text:span text:style-name="Source_20_Text">Response</text:span> object.</text:p>
      <text:h text:style-name="Heading_20_3" text:outline-level="3">Error Handling:</text:h>
      <text:p text:style-name="Text_20_body">Flask allows you to handle specific HTTP error codes or exceptions using error handlers like <text:span text:style-name="Source_20_Text">@app.errorhandler()</text:span>.</text:p>
      <text:h text:style-name="Heading_20_3" text:outline-level="3">RESTful APIs:</text:h>
      <text:p text:style-name="Text_20_body">Flask can be used to build RESTful APIs by defining routes for each resource and mapping HTTP methods to CRUD operations.</text:p>
      <text:h text:style-name="Heading_20_3" text:outline-level="3">Middleware:</text:h>
      <text:p text:style-name="Text_20_body">Middleware functions are used for cross-cutting concerns such as logging, authentication, and error handling. They can be executed before or after request processing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3:14:20.339297838</meta:creation-date>
    <dc:date>2024-04-03T15:57:21.597332993</dc:date>
    <meta:editing-duration>PT4M36S</meta:editing-duration>
    <meta:editing-cycles>3</meta:editing-cycles>
    <meta:generator>LibreOffice/7.6.6.3$Linux_X86_64 LibreOffice_project/60$Build-3</meta:generator>
    <meta:document-statistic meta:table-count="0" meta:image-count="0" meta:object-count="0" meta:page-count="3" meta:paragraph-count="75" meta:word-count="452" meta:character-count="3113" meta:non-whitespace-character-count="2695"/>
  </office:meta>
</office:document-meta>
</file>